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e413" officeooo:paragraph-rsid="000ee413"/>
    </style:style>
    <style:style style:name="P2" style:family="paragraph" style:parent-style-name="Standard">
      <style:text-properties officeooo:rsid="000f9fdc" officeooo:paragraph-rsid="000f9fdc"/>
    </style:style>
    <style:style style:name="P3" style:family="paragraph" style:parent-style-name="Standard">
      <style:text-properties officeooo:paragraph-rsid="000ee413"/>
    </style:style>
    <style:style style:name="P4" style:family="paragraph" style:parent-style-name="Standard">
      <style:text-properties fo:font-weight="normal" officeooo:rsid="000f9fdc" officeooo:paragraph-rsid="000f9fdc" style:font-weight-asian="normal" style:font-weight-complex="normal"/>
    </style:style>
    <style:style style:name="P5" style:family="paragraph" style:parent-style-name="Standard">
      <style:text-properties fo:font-weight="normal" officeooo:rsid="000f9fdc" officeooo:paragraph-rsid="0010e85f" style:font-weight-asian="normal" style:font-weight-complex="normal"/>
    </style:style>
    <style:style style:name="P6" style:family="paragraph" style:parent-style-name="Standard">
      <style:text-properties officeooo:rsid="000fa5e0" officeooo:paragraph-rsid="000fa5e0"/>
    </style:style>
    <style:style style:name="T1" style:family="text">
      <style:text-properties officeooo:rsid="000ee41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9fdc" style:font-weight-asian="bold" style:font-weight-complex="bold"/>
    </style:style>
    <style:style style:name="T4" style:family="text">
      <style:text-properties officeooo:rsid="0010e8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raj Asthana</text:p>
      <text:p text:style-name="P1">nasthan2</text:p>
      <text:p text:style-name="P1">2/8/2016</text:p>
      <text:p text:style-name="P1">CS 498 HW2</text:p>
      <text:p text:style-name="P3"><text:span text:style-name="T1"><text:line-break/></text:span><text:span text:style-name="T3">Problem 2.5a</text:span></text:p>
      <text:p text:style-name="P6">Plots in files labeled “lambda_0.001.jpg”, “lambda_0.01.jpg”, “lambda_0.1.jpg”, “lambda_1.jpg”</text:p>
      <text:p text:style-name="P1"/>
      <text:p text:style-name="P2"><text:span text:style-name="T2">Problem 2.5b</text:span></text:p>
      <text:p text:style-name="P4">The best lambda value is .001 as this value produces the best accuracy on the validation set <text:span text:style-name="T4">when </text:span>compared to the other <text:span text:style-name="T4">accuracies produced by different lambdas on the validation set</text:span>. </text:p>
      <text:p text:style-name="P2"/>
      <text:p text:style-name="P2"><text:span text:style-name="T2">Problem 2.5c</text:span></text:p>
      <text:p text:style-name="P5">The accuracy of the SVM classifier (with lambda = .001) on the test set is <text:span text:style-name="Verbatim_20_Char">0.810849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8T19:57:25.974502878</meta:creation-date>
    <dc:date>2016-02-08T22:56:49.484487848</dc:date>
    <meta:editing-duration>PT2H58M1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68" meta:character-count="439" meta:non-whitespace-character-count="379"/>
  </office:meta>
</office:document-meta>
</file>